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FreeSerif" svg:font-family="FreeSerif" style:font-family-generic="roman"/>
    <style:font-face style:name="Liberation Serif" svg:font-family="'Liberation Serif'" style:font-family-generic="roman"/>
    <style:font-face style:name="Tahoma" svg:font-family="Tahoma" style:font-family-generic="roman"/>
    <style:font-face style:name="Tahoma2" svg:font-family="Tahoma" style:font-family-generic="swiss"/>
    <style:font-face style:name="Libertinus Serif" svg:font-family="'Libertinus Serif'" style:font-family-generic="modern" style:font-pitch="variable"/>
    <style:font-face style:name="Libertinus Serif:hlig=1" svg:font-family="'Libertinus Serif:hlig=1'" style:font-family-generic="modern" style:font-pitch="variable"/>
    <style:font-face style:name="Libertinus Serif:smcp=1" svg:font-family="'Libertinus Serif:smcp=1'" style:font-family-generic="moder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801cm" table:align="margins"/>
    </style:style>
    <style:style style:name="表格1.A" style:family="table-column">
      <style:table-column-properties style:column-width="1.903cm" style:rel-column-width="7006*"/>
    </style:style>
    <style:style style:name="表格1.B" style:family="table-column">
      <style:table-column-properties style:column-width="4.165cm" style:rel-column-width="15331*"/>
    </style:style>
    <style:style style:name="表格1.C" style:family="table-column">
      <style:table-column-properties style:column-width="2.835cm" style:rel-column-width="10435*"/>
    </style:style>
    <style:style style:name="表格1.D" style:family="table-column">
      <style:table-column-properties style:column-width="7.001cm" style:rel-column-width="25773*"/>
    </style:style>
    <style:style style:name="表格1.E" style:family="table-column">
      <style:table-column-properties style:column-width="1.898cm" style:rel-column-width="6990*"/>
    </style:style>
    <style:style style:name="表格1.A1" style:family="table-cell">
      <style:table-cell-properties fo:padding="0cm" fo:border="none"/>
    </style:style>
    <style:style style:name="表格2" style:family="table">
      <style:table-properties style:width="17.801cm" table:align="margins"/>
    </style:style>
    <style:style style:name="表格2.A" style:family="table-column">
      <style:table-column-properties style:column-width="1.903cm" style:rel-column-width="7006*"/>
    </style:style>
    <style:style style:name="表格2.B" style:family="table-column">
      <style:table-column-properties style:column-width="6.997cm" style:rel-column-width="25760*"/>
    </style:style>
    <style:style style:name="表格2.C" style:family="table-column">
      <style:table-column-properties style:column-width="7.003cm" style:rel-column-width="25780*"/>
    </style:style>
    <style:style style:name="表格2.D" style:family="table-column">
      <style:table-column-properties style:column-width="1.898cm" style:rel-column-width="6989*"/>
    </style:style>
    <style:style style:name="表格2.A1" style:family="table-cell">
      <style:table-cell-properties fo:padding="0cm" fo:border="none"/>
    </style:style>
    <style:style style:name="表格2.3" style:family="table-row">
      <style:table-row-properties style:min-row-height="0.531cm"/>
    </style:style>
    <style:style style:name="表格3" style:family="table">
      <style:table-properties style:width="17.801cm" table:align="margins"/>
    </style:style>
    <style:style style:name="表格3.A" style:family="table-column">
      <style:table-column-properties style:column-width="1.903cm" style:rel-column-width="7006*"/>
    </style:style>
    <style:style style:name="表格3.B" style:family="table-column">
      <style:table-column-properties style:column-width="6.997cm" style:rel-column-width="25760*"/>
    </style:style>
    <style:style style:name="表格3.C" style:family="table-column">
      <style:table-column-properties style:column-width="7.003cm" style:rel-column-width="25780*"/>
    </style:style>
    <style:style style:name="表格3.D" style:family="table-column">
      <style:table-column-properties style:column-width="1.898cm" style:rel-column-width="6989*"/>
    </style:style>
    <style:style style:name="表格3.A1" style:family="table-cell">
      <style:table-cell-properties fo:padding="0cm" fo:border="none"/>
    </style:style>
    <style:style style:name="P1" style:family="paragraph" style:parent-style-name="Footer">
      <style:text-properties style:font-name="Libertinus Serif" fo:font-size="6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7f7f7f" style:font-name="Libertinus Serif" fo:font-size="12pt" officeooo:rsid="00077dc7" officeooo:paragraph-rsid="00077dc7" style:font-name-asian="Libertinus Serif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7f7f7f" style:font-name="Times New Roman" fo:font-size="12pt" officeooo:rsid="000bc34d" officeooo:paragraph-rsid="000bc34d" style:font-name-asian="Times New Roman" style:font-size-asian="12pt" style:font-size-complex="12pt"/>
    </style:style>
    <style:style style:name="P4" style:family="paragraph" style:parent-style-name="Standard">
      <style:text-properties fo:color="#7f7f7f" style:font-name="Libertinus Serif" fo:font-size="12pt" officeooo:rsid="00077dc7" officeooo:paragraph-rsid="00077dc7" style:font-name-asian="Libertinus Serif" style:font-size-asian="12pt" style:font-size-complex="12pt"/>
    </style:style>
    <style:style style:name="P5" style:family="paragraph" style:parent-style-name="Standard">
      <style:text-properties fo:color="#7f7f7f" style:font-name="Libertinus Serif" fo:font-size="12pt" officeooo:rsid="00077dc7" officeooo:paragraph-rsid="000c1a9f" style:font-name-asian="Libertinus Serif" style:font-size-asian="12pt" style:font-size-complex="12pt"/>
    </style:style>
    <style:style style:name="P6" style:family="paragraph" style:parent-style-name="Standard">
      <style:text-properties fo:color="#7f7f7f" style:font-name="Libertinus Serif" fo:font-size="12pt" officeooo:rsid="00077dc7" officeooo:paragraph-rsid="000dfbca" style:font-name-asian="Libertinus Seri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7f7f7f" style:font-name="Libertinus Serif" fo:font-size="12pt" officeooo:rsid="000bc34d" officeooo:paragraph-rsid="000bc34d" style:font-name-asian="Times New Roman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Libertinus Serif" fo:font-size="12pt" officeooo:rsid="00077dc7" officeooo:paragraph-rsid="000899aa" style:font-name-asian="Libertinus Serif" style:font-size-asian="12pt" style:font-size-complex="12pt"/>
    </style:style>
    <style:style style:name="P9" style:family="paragraph" style:parent-style-name="Standard">
      <style:text-properties fo:color="#000000" style:font-name="Libertinus Serif" fo:font-size="12pt" officeooo:rsid="00077dc7" officeooo:paragraph-rsid="000c1a9f" style:font-name-asian="Libertinus Seri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tinus Serif" fo:font-size="12pt" fo:font-style="italic" officeooo:rsid="00077dc7" officeooo:paragraph-rsid="000c0bae" style:font-name-asian="Libertinus Serif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tinus Serif" fo:font-size="12pt" fo:font-style="normal" officeooo:rsid="00077dc7" officeooo:paragraph-rsid="000c0bae" style:font-name-asian="Libertinus Serif" style:font-size-asian="12pt" style:font-style-asian="normal" style:font-size-complex="12pt" style:font-style-complex="normal"/>
    </style:style>
    <style:style style:name="P12" style:family="paragraph" style:parent-style-name="Standard">
      <style:text-properties fo:color="#000000" style:font-name="Libertinus Serif" fo:font-size="12pt" fo:language="sr" fo:country="RS" officeooo:rsid="00077dc7" officeooo:paragraph-rsid="000c1a9f" style:font-name-asian="Libertinus Seri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2pt" officeooo:rsid="00077dc7" officeooo:paragraph-rsid="000899aa" style:font-name-asian="Times New Roman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tinus Serif:hlig=1" fo:font-size="12pt" fo:font-style="normal" officeooo:rsid="00077dc7" officeooo:paragraph-rsid="000c0bae" style:font-name-asian="Libertinus Serif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077dc7"/>
    </style:style>
    <style:style style:name="P16" style:family="paragraph" style:parent-style-name="Standard">
      <style:paragraph-properties fo:text-align="center" style:justify-single-word="false"/>
      <style:text-properties fo:color="#345d00" style:font-name="Libertinus Serif" fo:font-size="12pt" officeooo:rsid="00077dc7" officeooo:paragraph-rsid="000bc34d" style:font-name-asian="Libertinus Serif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color="#345d00" style:font-name="Libertinus Serif" fo:font-size="12pt" officeooo:rsid="00077dc7" officeooo:paragraph-rsid="00077dc7" style:font-name-asian="Libertinus Serif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color="#345d00" style:font-name="Libertinus Serif" fo:font-size="12pt" officeooo:rsid="00077dc7" officeooo:paragraph-rsid="000c1a9f" style:font-name-asian="Libertinus Serif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color="#345d00" style:font-name="Libertinus Serif" fo:font-size="12pt" officeooo:rsid="00077dc7" officeooo:paragraph-rsid="000dfbca" style:font-name-asian="Libertinus Serif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color="#345d00" style:font-name="Libertinus Serif" fo:font-size="12pt" officeooo:rsid="000bc34d" officeooo:paragraph-rsid="000bc34d" style:font-name-asian="Libertinus Serif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color="#345d00" style:font-name="Libertinus Serif" fo:font-size="12pt" officeooo:rsid="000bc34d" officeooo:paragraph-rsid="000c1a9f" style:font-name-asian="Libertinus Serif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color="#345d00" style:font-name="Libertinus Serif" fo:font-size="12pt" officeooo:rsid="000bc34d" officeooo:paragraph-rsid="000dfbca" style:font-name-asian="Libertinus Serif" style:font-size-asian="12pt" style:font-size-complex="12pt"/>
    </style:style>
    <style:style style:name="P23" style:family="paragraph" style:parent-style-name="Standard">
      <style:text-properties officeooo:paragraph-rsid="000c1a9f"/>
    </style:style>
    <style:style style:name="P24" style:family="paragraph" style:parent-style-name="Standard">
      <style:text-properties officeooo:paragraph-rsid="000dfbca"/>
    </style:style>
    <style:style style:name="P25" style:family="paragraph" style:parent-style-name="Standard">
      <style:paragraph-properties fo:text-align="start" style:justify-single-word="false"/>
      <style:text-properties fo:color="#7f7f7f" style:font-name="Libertinus Serif" fo:font-size="12pt" officeooo:rsid="00077dc7" officeooo:paragraph-rsid="000899aa" style:font-name-asian="Libertinus Serif" style:font-size-asian="12pt" style:font-size-complex="12pt"/>
    </style:style>
    <style:style style:name="P26" style:family="paragraph" style:parent-style-name="Standard">
      <style:text-properties fo:color="#000000" style:font-name="Libertinus Serif" fo:font-size="12pt" officeooo:rsid="00077dc7" officeooo:paragraph-rsid="000dfbca" style:font-name-asian="Libertinus Serif" style:font-size-asian="12pt" style:font-name-complex="Libertinus Serif" style:font-size-complex="12pt"/>
    </style:style>
    <style:style style:name="P27" style:family="paragraph" style:parent-style-name="Standard">
      <style:paragraph-properties fo:text-align="start" style:justify-single-word="false" style:writing-mode="rl-tb"/>
      <style:text-properties fo:color="#000000" style:font-name="Libertinus Serif" fo:font-size="12pt" officeooo:rsid="00077dc7" officeooo:paragraph-rsid="000dfbca" style:font-name-asian="Libertinus Serif" style:font-size-asian="12pt" style:font-name-complex="Libertinus Serif" style:font-size-complex="12pt"/>
    </style:style>
    <style:style style:name="T1" style:family="text">
      <style:text-properties style:font-name="Libertinus Serif:smcp=1"/>
    </style:style>
    <style:style style:name="T2" style:family="text">
      <style:text-properties officeooo:rsid="00077dc7"/>
    </style:style>
    <style:style style:name="T3" style:family="text">
      <style:text-properties fo:color="#7f7f7f"/>
    </style:style>
    <style:style style:name="T4" style:family="text">
      <style:text-properties officeooo:rsid="000899aa"/>
    </style:style>
    <style:style style:name="T5" style:family="text">
      <style:text-properties officeooo:rsid="000c0bae"/>
    </style:style>
    <style:style style:name="T6" style:family="text">
      <style:text-properties officeooo:rsid="000c1a9f"/>
    </style:style>
    <style:style style:name="T7" style:family="text">
      <style:text-properties officeooo:rsid="000dfb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17"/>
          </table:table-cell>
          <table:table-cell table:style-name="表格1.A1" table:number-columns-spanned="3" office:value-type="string">
            <text:p text:style-name="P16"> <text:span text:style-name="T1">Libertinus Serif</text:span> · Multilinguale Beispieltexte · multilingual sample texts </text:p>
          </table:table-cell>
          <table:covered-table-cell/>
          <table:covered-table-cell/>
          <table:table-cell table:style-name="表格1.A1" office:value-type="string">
            <text:p text:style-name="P20">Seite 1</text:p>
          </table:table-cell>
        </table:table-row>
        <table:table-row>
          <table:table-cell table:style-name="表格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.A1" table:number-columns-spanned="2" office:value-type="string">
            <text:p text:style-name="P4">Libertinus Serif 12Pt 0123456789</text:p>
          </table:table-cell>
          <table:covered-table-cell/>
          <table:table-cell table:style-name="表格1.A1" office:value-type="string">
            <text:p text:style-name="P2">Version: 6.4</text:p>
          </table:table-cell>
          <table:table-cell table:style-name="表格1.A1" table:number-columns-spanned="2" office:value-type="string">
            <text:p text:style-name="P3">Times NR <text:span text:style-name="T2">12Pt: 0123456789</text:span></text:p>
          </table:table-cell>
          <table:covered-table-cell/>
        </table:table-row>
        <table:table-row>
          <table:table-cell table:style-name="表格1.A1" table:number-columns-spanned="3" office:value-type="string">
            <text:p text:style-name="P8">A quick brown fox jumps over the lazy dog.</text:p>
            <text:p text:style-name="P8">Съешь ещё этих мягких французских булок, да</text:p>
            <text:p text:style-name="P8">выпей чаю!</text:p>
            <text:p text:style-name="P8">Bsp.-Text: Am 30.4.1987 saß ich im „Café</text:p>
            <text:p text:style-name="P8">Hamburg“ und schlürfte Kaffee für 2,65€.</text:p>
            <text:p text:style-name="P8">Kerning-Text:</text:p>
            <text:p text:style-name="P8">„Tram“ war Tochters erstes Wort (jerade, als sie</text:p>
            <text:p text:style-name="P8">darauf zulief). Die Straßenbahn bremste, denn hier</text:p>
            <text:p text:style-name="P8">hatte sie eine Haltestelle. Welch Glück, dass ihre</text:p>
            <text:p text:style-name="P8">erste Lautäußerung nicht „LKW“ oder „VW-Golf“</text:p>
            <text:p text:style-name="P8">gewesen war. Ich hing in Gedanken meinem</text:p>
            <text:p text:style-name="P8">Forschungsprojekt nach (Na⁺ im Ton, SO₄²⁻ im</text:p>
            <text:p text:style-name="P8">Schluff). „PAPA!“ „Hm…?“ Tramführer: „Passen se</text:p>
            <text:p text:style-name="P8">jefälligst uff ihra TOCHTA uff!“ „… sie hat ‚Papa‘</text:p>
            <text:p text:style-name="P8">gesagt!“</text:p>
            <text:p text:style-name="P8">Ihr naht euch wieder, schwankende Gestalten,</text:p>
            <text:p text:style-name="P8">Die früh sich einst dem trüben Bli<text:span text:style-name="T4">ck</text:span> gezeigt.</text:p>
            <text:p text:style-name="P8">Versu<text:span text:style-name="T4">ch</text:span> ich wohl, euch diesmal festzuhalten?</text:p>
            <text:p text:style-name="P8">Fühl ich mein Herz noch jenem Wahn geneigt?</text:p>
            <text:p text:style-name="P8"/>
            <text:p text:style-name="P8">Ihr drängt euch zu! Nun gut, so mögt ihr walten,</text:p>
            <text:p text:style-name="P8">Wie ihr aus Dunst und Nebel um mich steigt;</text:p>
            <text:p text:style-name="P8">Mein Busen fühlt sich jugendlich erschüttert</text:p>
            <text:p text:style-name="P8">Vom Zauberhauch, der euren Zug umwittert.</text:p>
            <text:p text:style-name="P8"/>
            <text:p text:style-name="P8">Le dessein en est pris: je pars, cher <text:span text:style-name="T4">Th</text:span>éramène,</text:p>
            <text:p text:style-name="P8">Et quitte le séjour de l’aimable Trézène.</text:p>
            <text:p text:style-name="P8">Dans le doute mortel dont je suis agité,</text:p>
            <text:p text:style-name="P8">Je commence à rougir de mon oisiveté.</text:p>
            <text:p text:style-name="P8">Depuis plus de six mois éloigné de mon père,</text:p>
            <text:p text:style-name="P8">J’ignore le destin d’une tête si chère;</text:p>
            <text:p text:style-name="P8">J’ignore jusqu’aux lieux qui le peuvent cacher.</text:p>
            <text:p text:style-name="P8"/>
            <text:p text:style-name="P8">Ὦ κοινὸν αὐτάδελφον Ἰσμήνης κάρα,</text:p>
            <text:p text:style-name="P8">ἆῤ οἶσθ᾽ ὅτι Ζεὺς τῶν ἀπ᾽ Οἰδίπου κακῶν</text:p>
            <text:p text:style-name="P8">ὁποῖον οὐχὶ νῷν ἔτι ζσαιν τελεῖ;</text:p>
            <text:p text:style-name="P8"/>
            <text:p text:style-name="P8">Gallia est omnis dīvīsa in partēs trēs, quārum</text:p>
            <text:p text:style-name="P8">ūnum incolunt Belgae, aliam Aquītānī, tertiam, quī</text:p>
            <text:p text:style-name="P8">ipsōrum linguā Celtae, nostrā Gallī appelantur. Hī</text:p>
            <text:p text:style-name="P8">omnēs linguā, īnstitūtīs, lēgibus inter sē differunt.</text:p>
            <text:p text:style-name="P8">Gallōs ab Aquītānīs Garumna flūmen, ā Belgīs</text:p>
            <text:p text:style-name="P8">Matrona et Sēquana dīvidit. <text:span text:style-name="T3">āēīōū</text:span></text:p>
            <text:p text:style-name="P25"/>
            <text:p text:style-name="P8">En un lugar de la Mancha, de cuyo nombre no</text:p>
            <text:p text:style-name="P8">quiero acordarme, no ha mucho tiempo que vivía</text:p>
            <text:p text:style-name="P8">un hidalgo de los de lanza en astillero, adarga</text:p>
            <text:p text:style-name="P8">antigua, rocín flaco y galgo corredor.</text:p>
          </table:table-cell>
          <table:covered-table-cell/>
          <table:covered-table-cell/>
          <table:table-cell table:style-name="表格1.A1" table:number-columns-spanned="2" office:value-type="string">
            <text:p text:style-name="P13">A quick brown fox jumps over the lazy dog.</text:p>
            <text:p text:style-name="P13">Съешь ещё этих мягких французских булок, да</text:p>
            <text:p text:style-name="P13">выпей чаю!</text:p>
            <text:p text:style-name="P13">Bsp.-Text: Am 30.4.1987 saß ich im „Café</text:p>
            <text:p text:style-name="P13">Hamburg“ und schlürfte Kaffee für 2,65€.</text:p>
            <text:p text:style-name="P13">Kerning-Text:</text:p>
            <text:p text:style-name="P13">„Tram“ war Tochters erstes Wort (jerade, als sie</text:p>
            <text:p text:style-name="P13">darauf zulief). Die Straßenbahn bremste, denn hier</text:p>
            <text:p text:style-name="P13">hatte sie eine Haltestelle. Welch Glück, dass ihre</text:p>
            <text:p text:style-name="P13">erste Lautäußerung nicht „LKW“ oder „VW-Golf“</text:p>
            <text:p text:style-name="P13">gewesen war. Ich hing in Gedanken meinem</text:p>
            <text:p text:style-name="P13">Forschungsprojekt nach (Na⁺ im Ton, SO₄²⁻ im</text:p>
            <text:p text:style-name="P13">Schluff). „PAPA!“ „Hm…?“ Tramführer: „Passen se</text:p>
            <text:p text:style-name="P13">jefälligst uff ihra TOCHTA uff!“ „… sie hat ‚Papa‘</text:p>
            <text:p text:style-name="P13">gesagt!“</text:p>
            <text:p text:style-name="P13">Ihr naht euch wieder, schwankende Gestalten,</text:p>
            <text:p text:style-name="P13">Die früh sich einst dem trüben Blick gezeigt.</text:p>
            <text:p text:style-name="P13">Versuch ich wohl, euch diesmal festzuhalten?</text:p>
            <text:p text:style-name="P13">Fühl ich mein Herz noch jenem Wahn geneigt?</text:p>
            <text:p text:style-name="P13"/>
            <text:p text:style-name="P13">Ihr drängt euch zu! Nun gut, so mögt ihr walten,</text:p>
            <text:p text:style-name="P13">Wie ihr aus Dunst und Nebel um mich steigt;</text:p>
            <text:p text:style-name="P13">Mein Busen fühlt sich jugendlich erschüttert</text:p>
            <text:p text:style-name="P13">Vom Zauberhauch, der euren Zug umwittert.</text:p>
            <text:p text:style-name="P13"/>
            <text:p text:style-name="P7">Libertinus <text:span text:style-name="T5">Serif</text:span>:</text:p>
            <text:p text:style-name="P10">Le dessein en est pris: je pars, cher <text:span text:style-name="T4">Th</text:span>éramène,</text:p>
            <text:p text:style-name="P10">Et quitte le séjour de l’aimable Trézène.</text:p>
            <text:p text:style-name="P10">Dans le doute mortel dont je suis agité,</text:p>
            <text:p text:style-name="P10">Je commence à rougir de mon oisiveté.</text:p>
            <text:p text:style-name="P10">Depuis plus de six mois éloigné de mon père,</text:p>
            <text:p text:style-name="P10">J’ignore le destin d’une tête si chère;</text:p>
            <text:p text:style-name="P10">J’ignore jusqu’aux lieux qui le peuvent cacher.</text:p>
            <text:p text:style-name="P10"/>
            <text:p text:style-name="P14">Hwæt, we Gar-Dena in geardagum</text:p>
            <text:p text:style-name="P14">þeodcyninga þrym gefrunon,</text:p>
            <text:p text:style-name="P14">hu ða æþelingas ellen fremedon.</text:p>
            <text:p text:style-name="P14">Oft Scyld Scefing sceaþena þreatum,</text:p>
            <text:p text:style-name="P14">monegum mægþum meodosetla ofteah;</text:p>
            <text:p text:style-name="P14">egsode Eorle. Syððan ærest wearð</text:p>
            <text:p text:style-name="P14">feasceaft funden, (he þæs frofre gebad)</text:p>
            <text:p text:style-name="P14">weox under wolcnum, weorðmyndum þah,</text:p>
            <text:p text:style-name="P14">oðþæt him æghwyle þara ymbsittendra</text:p>
            <text:p text:style-name="P14">ofer hronrade hyan scolde,</text:p>
            <text:p text:style-name="P14">gomban gyldan: þæt wæs god cyning!</text:p>
            <text:p text:style-name="P11"/>
            <text:p text:style-name="P11">But till all graces be in one woman, one womã ſhal</text:p>
            <text:p text:style-name="P11">not com in my grace: rich ſhe ſhall be thats certain,</text:p>
          </table:table-cell>
          <table:covered-table-cell/>
        </table:table-row>
      </table:table>
      <text:p text:style-name="P15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ext:soft-page-break/>
        <table:table-row>
          <table:table-cell table:style-name="表格2.A1" office:value-type="string">
            <text:p text:style-name="P18"/>
          </table:table-cell>
          <table:table-cell table:style-name="表格2.A1" table:number-columns-spanned="2" office:value-type="string">
            <text:p text:style-name="P18"> <text:span text:style-name="T1">Libertinus Serif</text:span> · Multilinguale Beispieltexte · multilingual sample texts </text:p>
          </table:table-cell>
          <table:covered-table-cell/>
          <table:table-cell table:style-name="表格2.A1" office:value-type="string">
            <text:p text:style-name="P21">Seite <text:span text:style-name="T6">2</text:span></text:p>
          </table:table-cell>
        </table:table-row>
        <table:table-row>
          <table:table-cell table:style-name="表格2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表格2.3">
          <table:table-cell table:style-name="表格2.A1" table:number-columns-spanned="2" office:value-type="string">
            <text:p text:style-name="P9">wiſe, or ile none, vertuous, or ile neuer cheapen</text:p>
            <text:p text:style-name="P9">her.</text:p>
            <text:p text:style-name="P9"/>
            <text:p text:style-name="P9">Nel mezzo del cammin di nostra vita</text:p>
            <text:p text:style-name="P9">mi ritrovai per una selva obscura,</text:p>
            <text:p text:style-name="P9">ché la diritta via era smarrita.</text:p>
            <text:p text:style-name="P9">Ahi quanto a dir qual era è cosa dura</text:p>
            <text:p text:style-name="P9">esta selva selvaggia e aspra e forte</text:p>
            <text:p text:style-name="P9">che nel pensier rinova la paura!</text:p>
            <text:p text:style-name="P9"/>
            <text:p text:style-name="P9">Om någon människa skulle komma resande till</text:p>
            <text:p text:style-name="P9">den lilla, lilla staden och så kanske ett tu tre råka</text:p>
            <text:p text:style-name="P9">förirra sig lite för långt bort åt ena utkanten, då</text:p>
            <text:p text:style-name="P9">skulle den människan få se Villa Villekulla. Inte för</text:p>
            <text:p text:style-name="P9">att huset var så mycket att titta på just, en rätt</text:p>
            <text:p text:style-name="P9">fallfärdig gammal villa och en rätt vanskött</text:p>
            <text:p text:style-name="P9">gammal trädgård runt omkring, men främlingen</text:p>
            <text:p text:style-name="P9">skulle kanske i alla fall stanna och undra vem som</text:p>
            <text:p text:style-name="P9">bodde där.</text:p>
            <text:p text:style-name="P9"/>
            <text:p text:style-name="P9">Gan fod Argraffiad Rhydychen o'r Mabinogion yn</text:p>
            <text:p text:style-name="P9">rhoi'r testun yn union fel y digwydd yn y</text:p>
            <text:p text:style-name="P9">llawysgrifau, ac felly yn cyfarfod â gofyn yr</text:p>
            <text:p text:style-name="P9">ysgolhaig, bernais mai gwell mewn llawlyfr fel</text:p>
            <text:p text:style-name="P9">hwn oedd golygu peth arno er mwyn helpu'r</text:p>
            <text:p text:style-name="P9">ieuainc a'r dibrofiad yn yr hen orgraff.</text:p>
            <text:p text:style-name="P9"/>
            <text:p text:style-name="P9">„Tak nám zabili Ferdinanda,“ řekla posluhovačka</text:p>
            <text:p text:style-name="P9">panu Švejkovi, který opustiv před léty vojenskou</text:p>
            <text:p text:style-name="P9">službu, když byl definitivně prohlášen vojenskou</text:p>
            <text:p text:style-name="P9">lékařskou komisí za blba, živil se prodejem psů,</text:p>
            <text:p text:style-name="P9">ošklivých nečistokrevných oblud, kterým padělal</text:p>
            <text:p text:style-name="P9">rodokmeny.</text:p>
            <text:p text:style-name="P9">Kromě tohoto zaměstnání byl stižen revmatismem</text:p>
            <text:p text:style-name="P9">a mazal si právě kolena opodeldokem.</text:p>
            <text:p text:style-name="P9"/>
            <text:p text:style-name="P12">Македонскиот јазик во балканската јазична</text:p>
            <text:p text:style-name="P12">средина и наспрема соседните словенски</text:p>
            <text:p text:style-name="P12">јаеици. 1. Македонскиот јазик се говори во СР</text:p>
            <text:p text:style-name="P12">Македонија, и надвор од нејзините граници,</text:p>
            <text:p text:style-name="P12">во оние делови на Македонија што по</text:p>
            <text:p text:style-name="P12">балканските војни влегоа во составот на Грција</text:p>
            <text:p text:style-name="P12">и Бугарија.</text:p>
            <text:p text:style-name="P9"/>
            <text:p text:style-name="P9">ПРЕДМЕТ И ЗАДАЧИ НА ФОНЕТИКАТА</text:p>
            <text:p text:style-name="P9">Думата фонетика произлиза от гръцката дума</text:p>
            <text:p text:style-name="P9">рнопе, която означава „звук“, „глас“, „тон“.</text:p>
            <text:p text:style-name="P9"/>
            <text:p text:style-name="P9">Вначале было Слово, и Слово было у Бога, и</text:p>
          </table:table-cell>
          <table:covered-table-cell/>
          <table:table-cell table:style-name="表格2.A1" table:number-columns-spanned="2" office:value-type="string">
            <text:p text:style-name="P9">Слово было Бог.</text:p>
            <text:p text:style-name="P9">Оно было в начале у Бога.</text:p>
            <text:p text:style-name="P9"/>
            <text:p text:style-name="P9">Kiekviena šventė yra surišta su praeitimi.</text:p>
            <text:p text:style-name="P9">Nešvenčiamas gimtadienis, kai, kūdikis gimsta. Ir</text:p>
            <text:p text:style-name="P9">po keliolikos metų gimtinės arba vardinės nėra tiek</text:p>
            <text:p text:style-name="P9">reikšmingos, kaip sulaukus 50 ar 75 metų. Juo</text:p>
            <text:p text:style-name="P9">tolimesnis įvykis, tuo šventė darosi svarbesnė ir</text:p>
            <text:p text:style-name="P9">iškilmingesnė.</text:p>
            <text:p text:style-name="P9"/>
            <text:p text:style-name="P9">Język prasłowiański miał w zakresie deklinacji</text:p>
            <text:p text:style-name="P9">(fleksji imiennej) następujące kategorie</text:p>
            <text:p text:style-name="P9">gramatyczne: liczby, rodzaju i przypadku. Poza</text:p>
            <text:p text:style-name="P9">tym istniały w nim (w zakresie fleksji</text:p>
            <text:p text:style-name="P9">rzeczownika) różne «odmiany», czyli typy</text:p>
            <text:p text:style-name="P9">deklinacyjne. Im dawniej w czasie, tym owe</text:p>
            <text:p text:style-name="P9">różnice deklinacyjne miały mniejszy związek z</text:p>
            <text:p text:style-name="P9">semantyką rzeczownika.</text:p>
            <text:p text:style-name="P9"/>
            <text:p text:style-name="P9">Razvoj glasoslovja je diametralno drugačen od</text:p>
            <text:p text:style-name="P9">razvoja morfologije.</text:p>
            <text:p text:style-name="P9">V govoru si besede slede. V vsaki sintagmi dobi</text:p>
            <text:p text:style-name="P9">beseda svojo vrednost, če je zvezana z besedo, ki je</text:p>
            <text:p text:style-name="P9">pred njo, in z besedo, ki ji sledi.</text:p>
            <text:p text:style-name="P9"/>
            <text:p text:style-name="P9">Bhí an Briathar(I) ann i dtús báire agus bhí an</text:p>
            <text:p text:style-name="P9">Briathar in éineacht le Dia, agus ba Dhia an</text:p>
            <text:p text:style-name="P9">Briathar.</text:p>
            <text:p text:style-name="P9"/>
            <text:p text:style-name="P9">Bhí sé ann i dtús báire in éineacht le Dia.</text:p>
            <text:p text:style-name="P9">Asieran Itza ba-zan, ta Itza Yainkoagan zan, ta Itza</text:p>
            <text:p text:style-name="P9">Yainko zan.</text:p>
            <text:p text:style-name="P9">Asieran Bera Yainkoagan zan.</text:p>
            <text:p text:style-name="P9"/>
            <text:p text:style-name="P9">No Principio era a Palavra, e a Palavra estava</text:p>
            <text:p text:style-name="P9">junto de Deos, e a Palavra era Deos.</text:p>
            <text:p text:style-name="P9">Esta estava no principio junto de Deos.</text:p>
            <text:p text:style-name="P9"/>
            <text:p text:style-name="P9">Í upphafi var Orðið og Orðið var hjá Guð, og</text:p>
            <text:p text:style-name="P9">Orðið var Guði.</text:p>
            <text:p text:style-name="P9">Hann var í upphafi hjá Guði.</text:p>
            <text:p text:style-name="P9"/>
            <text:p text:style-name="P9">Begyndelsen var Ordet, og Ordet var hos Gud, og</text:p>
            <text:p text:style-name="P9">Ordet var Gud.</text:p>
            <text:p text:style-name="P9">Dette var i Begyndelsen hos Gud.</text:p>
            <text:p text:style-name="P9"/>
            <text:p text:style-name="P9">I begynnelsen var Ordet, och Ordet var hos Gud,</text:p>
            <text:p text:style-name="P9">och Ordet var Gud.</text:p>
            <text:p text:style-name="P9">Han var i begynnelsen hos Gud.</text:p>
          </table:table-cell>
          <table:covered-table-cell/>
        </table:table-row>
      </table:table>
      <text:p text:style-name="P23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ext:soft-page-break/>
        <table:table-row>
          <table:table-cell table:style-name="表格3.A1" office:value-type="string">
            <text:p text:style-name="P19"/>
          </table:table-cell>
          <table:table-cell table:style-name="表格3.A1" table:number-columns-spanned="2" office:value-type="string">
            <text:p text:style-name="P19"> <text:span text:style-name="T1">Libertinus Serif</text:span> · Multilinguale Beispieltexte · multilingual sample texts </text:p>
          </table:table-cell>
          <table:covered-table-cell/>
          <table:table-cell table:style-name="表格3.A1" office:value-type="string">
            <text:p text:style-name="P22">Seite <text:span text:style-name="T7">3</text:span></text:p>
          </table:table-cell>
        </table:table-row>
        <table:table-row>
          <table:table-cell table:style-name="表格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表格3.A1" table:number-columns-spanned="2" office:value-type="string">
            <text:p text:style-name="P26">I begynnelsen var Ordet, Ordet var hos Gud, og</text:p>
            <text:p text:style-name="P26">Ordet var Gud.</text:p>
            <text:p text:style-name="P26">Han var i begynnelsen hos Gud.</text:p>
            <text:p text:style-name="P26">Alt er blitt til ved ham; uten ham er ikke noe blitt</text:p>
            <text:p text:style-name="P26">til av alt som er til.</text:p>
            <text:p text:style-name="P26"/>
            <text:p text:style-name="P26">I opphavet var Ordet, og Ordet var hjå Gud, og</text:p>
            <text:p text:style-name="P26">Ordet var Gud.</text:p>
            <text:p text:style-name="P26">Han var i opphavet hjå Gud.</text:p>
            <text:p text:style-name="P26"/>
            <text:p text:style-name="P26">In den beginne was het Woord en het Woord was</text:p>
            <text:p text:style-name="P26">bij God en het Woord was God.</text:p>
            <text:p text:style-name="P26">Dit was in den beginne bij God.</text:p>
            <text:p text:style-name="P26"/>
            <text:p text:style-name="P26">Alussa oli Sana, ja Sana oli Jumalan luona, Sana</text:p>
            <text:p text:style-name="P26">oli Jumala.</text:p>
            <text:p text:style-name="P26">ja hä oli alussa Jumalan luona.</text:p>
            <text:p text:style-name="P26"/>
            <text:p text:style-name="P26">Hapo mwanzo kulikuwako Neno, naye Neno</text:p>
            <text:p text:style-name="P26">alikuwako kwa Mungo, naye Neno alikuwa</text:p>
            <text:p text:style-name="P26">Mungu, Huyo mwanzo alikuwako kwa Mungu.</text:p>
            <text:p text:style-name="P26">Vyote vilvanyika kwa huyo; wala pasipo yeye</text:p>
            <text:p text:style-name="P26">hakikufanyika cho chote kilichofanyiki.</text:p>
            <text:p text:style-name="P26"/>
            <text:p text:style-name="P27">דג סקרן שט בים מאוכזב ולפתע מצא לו חברה איך? </text:p>
            <text:p text:style-name="P27">הקליהט</text:p>
            <text:p text:style-name="P26"/>
            <text:p text:style-name="P26">CO₄³⁻</text:p>
            <text:p text:style-name="P26"/>
            <text:p text:style-name="P26">☯☼☽☿♀♁♂♃♄♅♆♇♈♉♊♋♌♍♎♏♐♑♒♓⚕⚘☛</text:p>
            <text:p text:style-name="P26"/>
            <text:p text:style-name="P26">Hương người đức hạnh bay xa,</text:p>
            <text:p text:style-name="P26">Hương Xuân ngát tỏa từ hoa an bình.</text:p>
          </table:table-cell>
          <table:covered-table-cell/>
          <table:table-cell table:style-name="表格3.A1" table:number-columns-spanned="2" office:value-type="string">
            <text:p text:style-name="P6"/>
          </table:table-cell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FreeSerif" svg:font-family="FreeSerif" style:font-family-generic="roman"/>
    <style:font-face style:name="Liberation Serif" svg:font-family="'Liberation Serif'" style:font-family-generic="roman"/>
    <style:font-face style:name="Tahoma" svg:font-family="Tahoma" style:font-family-generic="roman"/>
    <style:font-face style:name="Tahoma2" svg:font-family="Tahoma" style:font-family-generic="swiss"/>
    <style:font-face style:name="Libertinus Serif" svg:font-family="'Libertinus Serif'" style:font-family-generic="modern" style:font-pitch="variable"/>
    <style:font-face style:name="Libertinus Serif:hlig=1" svg:font-family="'Libertinus Serif:hlig=1'" style:font-family-generic="modern" style:font-pitch="variable"/>
    <style:font-face style:name="Libertinus Serif:smcp=1" svg:font-family="'Libertinus Serif:smcp=1'" style:font-family-generic="moder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0.5pt" fo:language="en" fo:country="US" style:letter-kerning="true" style:font-name-asian="宋体" style:font-size-asian="10.5pt" style:language-asian="zh" style:country-asian="CN" style:font-name-complex="Tahoma1" style:font-size-complex="10.5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FreeSerif" fo:font-size="10.5pt" fo:language="en" fo:country="US" style:letter-kerning="true" style:font-name-asian="宋体" style:font-size-asian="10.5pt" style:language-asian="zh" style:country-asian="CN" style:font-name-complex="Tahoma1" style:font-size-complex="10.5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微软雅黑" style:font-family-asian="微软雅黑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FreeSerif" fo:font-family="FreeSerif" style:font-family-generic="roman" fo:font-size="12pt" style:font-size-asian="12pt" style:font-name-complex="Tahoma2" style:font-family-complex="Tahoma" style:font-family-generic-complex="swiss" style:font-size-complex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Tahoma2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fo:font-size="12pt" style:font-size-asian="12pt" style:font-name-complex="Tahoma2" style:font-family-complex="Tahoma" style:font-family-generic-complex="swiss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默认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带箭头的对象" style:family="paragraph" style:parent-style-name="默认" style:default-outline-level=""/>
    <style:style style:name="带阴影的对象" style:family="paragraph" style:parent-style-name="默认" style:default-outline-level=""/>
    <style:style style:name="无填充的对象" style:family="paragraph" style:parent-style-name="默认" style:default-outline-level=""/>
    <style:style style:name="无填充且无边框的对象" style:family="paragraph" style:parent-style-name="默认" style:default-outline-level=""/>
    <style:style style:name="文本" style:family="paragraph" style:parent-style-name="默认" style:default-outline-level=""/>
    <style:style style:name="正文两端对齐" style:family="paragraph" style:parent-style-name="默认" style:default-outline-level="">
      <style:paragraph-properties fo:text-align="start" style:justify-single-word="false"/>
    </style:style>
    <style:style style:name="大标题" style:family="paragraph" style:parent-style-name="默认" style:default-outline-level="">
      <style:text-properties fo:font-size="43.5pt" style:font-size-asian="43.5pt"/>
    </style:style>
    <style:style style:name="大标题_20_1" style:display-name="大标题 1" style:family="paragraph" style:parent-style-name="默认" style:default-outline-level="">
      <style:paragraph-properties fo:text-align="center" style:justify-single-word="false"/>
      <style:text-properties fo:font-size="24pt" style:font-size-asian="24pt"/>
    </style:style>
    <style:style style:name="大标题_20_2" style:display-name="大标题 2" style:family="paragraph" style:parent-style-name="默认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定量线" style:family="paragraph" style:parent-style-name="默认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Tahoma" fo:font-family="Tahoma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背景对象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背景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备注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大纲_20_1" style:display-name="大纲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大纲_20_2" style:display-name="大纲 2" style:family="paragraph" style:parent-style-name="大纲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大纲_20_3" style:display-name="大纲 3" style:family="paragraph" style:parent-style-name="大纲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大纲_20_4" style:display-name="大纲 4" style:family="paragraph" style:parent-style-name="大纲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5" style:display-name="大纲 5" style:family="paragraph" style:parent-style-name="大纲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6" style:display-name="大纲 6" style:family="paragraph" style:parent-style-name="大纲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7" style:display-name="大纲 7" style:family="paragraph" style:parent-style-name="大纲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8" style:display-name="大纲 8" style:family="paragraph" style:parent-style-name="大纲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9" style:display-name="大纲 9" style:family="paragraph" style:parent-style-name="大纲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01cm" style:type="center"/>
          <style:tab-stop style:position="17.8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Libertinus Serif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6cm" fo:margin-bottom="1.6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Bitte beachten: Aufgrund des Hintings sehen die Zeichen auf dem Bildschirm anders aus als nachher im Druck. Um einen optisch gleichwertigen Vergleich zu erhalten, betrachten Sie die PDF bei einer</text:p>
        <text:p text:style-name="MP1">Vergrößerung von 600%! Please note: because of the hinting, glyphs look different on screen than on printing media. For an equal comparison of the PDF choose 600% zoom!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23:49:31.940000000</meta:creation-date>
    <dc:date>2017-09-21T02:09:25.879000000</dc:date>
    <meta:editing-duration>PT14M23S</meta:editing-duration>
    <meta:editing-cycles>2</meta:editing-cycles>
    <meta:generator>LibreOffice/5.4.2.1$Windows_X86_64 LibreOffice_project/dfa67a98bede79c671438308dc9036d50465d2cb</meta:generator>
    <meta:document-statistic meta:table-count="3" meta:image-count="0" meta:object-count="0" meta:page-count="3" meta:paragraph-count="205" meta:word-count="1375" meta:character-count="8043" meta:non-whitespace-character-count="6881"/>
  </office:meta>
</office:document-meta>
</file>